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break-before="page"/>
    </style:style>
    <style:style style:name="P6"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alyse du projet</text:h>
      <text:h text:style-name="Heading_20_2" text:outline-level="2">Description du projet</text:h>
      <text:p text:style-name="Standard">Le but de ce projet est de réaliser une interface web permettant de comparer plusieurs algorithmes de résolution sur un problème donné. Nous les comparons d'abord en calculant la moyenne des scores obtenus après exécution. </text:p>
      <text:p text:style-name="Standard"/>
      <text:h text:style-name="Heading_20_2" text:outline-level="2">Fonctionnalités du site </text:h>
      <text:list xml:id="list1027283083" text:style-name="L1">
        <text:list-item>
          <text:p text:style-name="P1">lister un ensemble de problèmes</text:p>
        </text:list-item>
      </text:list>
      <text:list xml:id="list1694742881" text:style-name="L2">
        <text:list-item>
          <text:p text:style-name="P2">permettre à l'utilisateur de proposer un algorithme</text:p>
        </text:list-item>
      </text:list>
      <text:list xml:id="list2166319663" text:style-name="L3">
        <text:list-item>
          <text:p text:style-name="P3">comparer les algorithmes</text:p>
        </text:list-item>
      </text:list>
      <text:list xml:id="list1048780546" text:style-name="L4">
        <text:list-item>
          <text:list>
            <text:list-item>
              <text:p text:style-name="P4">générer un graphique comparant les algorithmes sur une instance de problèmes à partir de la moyenne des scores sur l'ensemble des exécutions</text:p>
            </text:list-item>
            <text:list-item>
              <text:p text:style-name="P4">calculer la dominance statistique</text:p>
            </text:list-item>
          </text:list>
        </text:list-item>
      </text:list>
      <text:h text:style-name="P6" text:outline-level="1">Organisation du projet</text:h>
      <text:h text:style-name="Heading_20_2" text:outline-level="2">Choix des technologies</text:h>
      <text:p text:style-name="Text_20_body">Du côté serveur nous utilisons le langage PHP, principalement parce qu’on a déjà de bonnes connaissances en php et nous disposions déjà de tous les outils nécessaire pour développer dans ce langage. De plus c'est un langage très répandu et par conséquent il dispose d'une grande base de connaissances et de forums d'entraide.</text:p>
      <text:p text:style-name="Text_20_body"/>
      <text:p text:style-name="Text_20_body">Côté client nous utilisons javascript avec le framework Jquery <text:s/>pour utiliser un autre framework : HighCharts permettant de générer différents types de graphiques.</text:p>
      <text:h text:style-name="Heading_20_2" text:outline-level="2">Répartition des tâches</text:h>
      <text:p text:style-name="Text_20_body">Début du projet Mardi 7 Avril</text:p>
      <text:p text:style-name="Text_20_body">-installation git, réalisation architecture du projet</text:p>
      <text:p text:style-name="Text_20_body">8 Avril:</text:p>
      <text:p text:style-name="Text_20_body">-réalisation page d'accueil avec css</text:p>
      <text:p text:style-name="Text_20_body">9-11 Avril:</text:p>
      <text:p text:style-name="Text_20_body">-installation des framework, et consultation de la documentation</text:p>
      <text:p text:style-name="Text_20_body">27-28 Avril :</text:p>
      <text:p text:style-name="Text_20_body">-script de calcul de moyenne pour chaque instance à partir des fichiers de traces</text:p>
      <text:p text:style-name="Text_20_body">29 Avril :</text:p>
      <text:p text:style-name="Text_20_body">-génération des courbes à partir des fichiers de moyennes</text:p>
      <text:p text:style-name="Text_20_body">4-5 Mai :</text:p>
      <text:p text:style-name="Text_20_body">Alexandre : création base de données pour l'administration</text:p>
      <text:p text:style-name="Text_20_body">Valentin : optimisation du code générant les courbes de moyennes</text:p>
      <text:p text:style-name="Text_20_body">6-7 Mai :</text:p>
      <text:p text:style-name="Text_20_body">Alexandre :script php de calcul de la dominance statistique</text:p>
      <text:p text:style-name="Text_20_body">Valentin : script Ajax qui récupère les données des script de calculs php</text:p>
      <text:p text:style-name="P5">problèmes rencontrés :</text:p>
      <text:p text:style-name="Text_20_body">Temps de chargement long pour <text:s/>afficher les courbes de moyennes et faire les calculs de dominance statistique.</text:p>
      <text:p text:style-name="Text_20_body">Solution : on a créé des fichiers intermédiaires contenant les résultats des différents calculs pour éviter de tout recalculer à chaque chargement de page s'il n'y a pas eu de modifications des algorith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1" fo:font-size="26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100%" fo:margin-left="0cm" fo:margin-right="0cm" fo:margin-top="0.45cm" fo:margin-bottom="0.15cm" fo:text-align="start" style:justify-single-word="false" fo:text-indent="0cm" style:auto-text-indent="false">
        <style:tab-stops/>
      </style:paragraph-properties>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801cm" fo:margin-right="0cm" fo:margin-top="0.45cm" fo:margin-bottom="0.15cm" fo:text-align="start" style:justify-single-word="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5-05-13T14:40:47</meta:creation-date>
    <dc:date>2015-05-18T15:05:45</dc:date>
    <dc:creator>Compte etudiant</dc:creator>
    <meta:editing-duration>PT4H35M41S</meta:editing-duration>
    <meta:editing-cycles>23</meta:editing-cycles>
    <meta:generator>LibreOffice/3.5$Linux_x86 LibreOffice_project/350m1$Build-2</meta:generator>
    <meta:document-statistic meta:table-count="0" meta:image-count="0" meta:object-count="0" meta:page-count="3" meta:paragraph-count="33" meta:word-count="332" meta:character-count="2095" meta:non-whitespace-character-count="1797"/>
  </office:meta>
</office:document-meta>
</file>